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C000001B0A6B30C3D6DB0DF7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SimSun" svg:font-family="SimSun, 'Droid Sans Fallback'"/>
    <style:font-face style:name="Wingdings" svg:font-family="Wingdings, 'Abyssinica SIL'"/>
    <style:font-face style:name="Arial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2pt"/>
    </style:style>
    <style:style style:name="P4" style:family="paragraph" style:parent-style-name="Standard">
      <style:text-properties officeooo:rsid="00256553" officeooo:paragraph-rsid="00256553"/>
    </style:style>
    <style:style style:name="P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use-window-font-color="true" fo:font-size="11pt" fo:font-style="normal" style:letter-kerning="true" style:font-size-asian="11pt" style:language-asian="zh" style:country-asian="CN" style:font-style-asian="normal" style:font-name-complex="Open Sans1" style:font-size-complex="14pt" style:language-complex="ar" style:country-complex="SA" style:font-style-complex="normal"/>
    </style:style>
    <style:style style:name="P6" style:family="paragraph" style:parent-style-name="Standard" style:list-style-name="WW8Num2">
      <style:paragraph-properties fo:margin-left="0.75cm" fo:margin-right="0cm" fo:text-align="start" style:justify-single-word="false" fo:keep-together="auto" fo:orphans="2" fo:widows="2" fo:text-indent="-0.75cm" style:auto-text-indent="false" fo:keep-with-next="auto" text:number-lines="true" text:line-number="0">
        <style:tab-stops>
          <style:tab-stop style:position="0.75cm"/>
        </style:tab-stops>
      </style:paragraph-properties>
      <style:text-properties style:use-window-font-color="true" fo:font-style="normal" style:font-style-asian="normal" style:font-size-complex="11pt" style:font-style-complex="normal"/>
    </style:style>
    <style:style style:name="P7" style:family="paragraph" style:parent-style-name="Standard" style:list-style-name="WW8Num1">
      <style:paragraph-properties fo:margin-left="0cm" fo:margin-right="0cm" fo:text-align="start" style:justify-single-word="false" fo:keep-together="auto" fo:orphans="2" fo:widows="2" fo:text-indent="0.75cm" style:auto-text-indent="false" fo:keep-with-next="auto" text:number-lines="true" text:line-number="0">
        <style:tab-stops>
          <style:tab-stop style:position="0.75cm"/>
        </style:tab-stops>
      </style:paragraph-properties>
      <style:text-properties style:use-window-font-color="true" fo:font-style="normal" style:font-style-asian="normal" style:font-size-complex="11pt" style:font-style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use-window-font-color="true" fo:font-style="normal" style:font-style-asian="normal" style:font-size-complex="11pt" style:font-style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  <style:text-properties style:use-window-font-color="true" fo:font-style="normal" style:font-style-asian="normal" style:font-size-complex="14pt" style:font-style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keep-together="auto" fo:orphans="2" fo:widows="2" fo:text-indent="0cm" style:auto-text-indent="false" fo:keep-with-next="auto" text:number-lines="true" text:line-number="0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1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Header">
      <style:paragraph-properties fo:text-align="end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1" style:family="text">
      <style:text-properties fo:font-size="14pt" style:font-size-asian="14pt" style:font-size-complex="12pt"/>
    </style:style>
    <style:style style:name="T2" style:family="text">
      <style:text-properties fo:font-size="12pt" style:font-size-asian="12pt"/>
    </style:style>
    <style:style style:name="T3" style:family="text">
      <style:text-properties style:use-window-font-color="true" style:font-size-complex="11pt"/>
    </style:style>
    <style:style style:name="T4" style:family="text">
      <style:text-properties style:use-window-font-color="true" fo:font-style="normal" style:font-style-asian="normal" style:font-size-complex="14pt" style:font-style-complex="normal"/>
    </style:style>
    <style:style style:name="T5" style:family="text">
      <style:text-properties style:use-window-font-color="true" fo:font-style="normal" style:font-style-asian="normal" style:font-size-complex="11pt" style:font-style-complex="normal"/>
    </style:style>
    <style:style style:name="T6" style:family="text">
      <style:text-properties style:use-window-font-color="true" fo:font-style="normal" fo:font-weight="normal" officeooo:rsid="0018d753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882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1b94c1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3">Centro Universitario de Ciencias Exactas e Ingenierías (CUCEI)</text:p>
      <text:p text:style-name="P3"/>
      <text:p text:style-name="P1"><text:span text:style-name="T1">Actividad de aprendizaje 12:</text:span></text:p>
      <text:p text:style-name="P3"><text:span text:style-name="T11">El Árbol Binario de Busqueda, implementación dinámica</text:span>.</text:p>
      <text:p text:style-name="P3"/>
      <text:p text:style-name="P3">Víctor Agustín Díaz Méndez</text:p>
      <text:p text:style-name="P3">Ingeniería en Informática</text:p>
      <text:p text:style-name="P3"/>
      <text:p text:style-name="P3">Estructura de Datos I (Sección D12)</text:p>
      <text:p text:style-name="P3">Profesor: Dr. Gutierrez Hernandez Alfredo</text:p>
      <text:p text:style-name="P2"/>
      <text:h text:style-name="P12" text:outline-level="1">Problema</text:h>
      <text:p text:style-name="P4">Haga un programa que genere una cantidad <text:span text:style-name="T9">N</text:span><text:span text:style-name="T7"> (definida por el usuario) de valores aleatorios de tipo entero en el rango de 0 a 65,535 que se inserte al arbol conforme cada valor sea generado.</text:span></text:p>
      <text:p text:style-name="P4"><text:span text:style-name="T7">El programa mostrara en pantalla los valores generados en el orden en que se insertan, enseguida el resultado de los recorridos preorder, inorder y postorder, seguido de la altura correspondiente del subarbol izquierdo </text:span><text:span text:style-name="T8">y al subarbol derecho debajo de la raiz del arbol</text:span></text:p>
      <text:p text:style-name="P5"/>
      <text:h text:style-name="Heading_20_1" text:outline-level="1">Requerimientos:</text:h>
      <text:list xml:id="list2905386635505029154" text:style-name="WW8Num1">
        <text:list-item>
          <text:p text:style-name="P7">El estilo de programación debe ser Orientado a Objetos.</text:p>
        </text:list-item>
      </text:list>
      <text:p text:style-name="P8"/>
      <text:h text:style-name="Heading_20_1" text:outline-level="1">Entregables:</text:h>
      <text:list xml:id="list306255590050999558" text:style-name="WW8Num2">
        <text:list-item>
          <text:p text:style-name="P6">Caratula (Nombre de la actividad y datos del alumno).</text:p>
        </text:list-item>
        <text:list-item>
          <text:p text:style-name="P6">Resumen personal del trabajo realizado, y forma en que fue abordado el problema.</text:p>
        </text:list-item>
        <text:list-item>
          <text:p text:style-name="P6">Código fuente.</text:p>
        </text:list-item>
        <text:list-item>
          <text:p text:style-name="P6">Impresiones de pantalla que muestren la ejecución satisfactoria del programa.</text:p>
        </text:list-item>
      </text:list>
      <text:p text:style-name="P9"/>
      <text:h text:style-name="Heading_20_1" text:outline-level="1">Resumen:</text:h>
      <text:p text:style-name="P10"><text:span text:style-name="T6">Lorem ipsum dolo sit amet no …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SimSun" svg:font-family="SimSun, 'Droid Sans Fallback'"/>
    <style:font-face style:name="Wingdings" svg:font-family="Wingdings, 'Abyssinica SIL'"/>
    <style:font-face style:name="Arial" svg:font-family="Arial, 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Open Sans Light" fo:font-family="'Open Sans Light'" style:font-style-name="Light" style:font-family-generic="swiss" style:font-pitch="variable" fo:font-size="11pt" fo:language="es" fo:country="MX" fo:font-weight="250" style:letter-kerning="true" style:font-name-asian="SimSun" style:font-family-asian="SimSun, 'Droid Sans Fallback'" style:font-size-asian="10.5pt" style:language-asian="zh" style:country-asian="CN" style:font-name-complex="Open Sans1" style:font-family-complex="'Open Sans'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line-height="100%" fo:keep-together="always" fo:keep-with-next="always"/>
      <style:text-properties style:font-name="Open Sans" fo:font-family="'Open Sans'" style:font-style-name="Bold" style:font-family-generic="swiss" style:font-pitch="variable" fo:font-size="13pt" fo:font-style="normal" fo:font-weight="normal" style:letter-kerning="true" style:font-size-asian="16pt" style:font-style-asian="normal" style:font-weight-asian="bold" style:font-name-complex="Arial" style:font-family-complex="Arial, 'DejaVu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3pt" fo:font-weight="bold" style:font-size-asian="13pt" style:font-weight-asian="bold" style:font-name-complex="Arial" style:font-family-complex="Arial, 'DejaVu Sans'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100%" fo:keep-together="always" fo:keep-with-next="always"/>
      <style:text-properties style:font-name="Arial" fo:font-family="Arial, 'DejaVu Sans'" style:font-family-generic="swiss" fo:font-size="11pt" style:font-size-asian="11pt" style:font-name-complex="Arial" style:font-family-complex="Arial, 'DejaVu Sans'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, 'Droid Sans Fallback'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, 'Abyssinica SIL'" style:font-name-complex="Wingdings" style:font-family-complex="Wingdings, 'Abyssinica SIL'"/>
    </style:style>
    <style:style style:name="WW8Num4z0" style:family="text">
      <style:text-properties style:font-name="Wingdings" fo:font-family="Wingdings, 'Abyssinica SIL'" style:font-name-complex="Wingdings" style:font-family-complex="Wingdings, 'Abyssinica SIL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end" style:justify-single-word="false">
        <style:tab-stops>
          <style:tab-stop style:position="7.325cm" style:type="center"/>
          <style:tab-stop style:position="9.294cm" style:type="center"/>
          <style:tab-stop style:position="14.651cm" style:type="right"/>
          <style:tab-stop style:position="18.588cm" style:type="right"/>
        </style:tab-stops>
      </style:paragraph-properties>
      <style:text-properties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03cm" style:num-format="1" style:print-orientation="portrait" fo:margin-top="1.249cm" fo:margin-bottom="1.249cm" fo:margin-left="3.17cm" fo:margin-right="3.17cm" style:writing-mode="lr-tb" style:layout-grid-color="#c0c0c0" style:layout-grid-lines="50" style:layout-grid-base-height="0.50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>
        <style:header-footer-properties fo:min-height="1.291cm" fo:margin-top="1.19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-1.766cm" svg:y="-0.321cm" svg:width="1.083cm" svg:height="1.501cm" draw:z-index="1"><draw:image xlink:href="Pictures/100002010000013C000001B0A6B30C3D6DB0DF73.png" xlink:type="simple" xlink:show="embed" xlink:actuate="onLoad"/></draw:frame>Universidad de Guadalajara</text:p>
        <text:p text:style-name="MP1">CUCEI </text:p>
        <text:p text:style-name="MP2">Estructuras de Datos I</text:p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íctor Agustín Díaz Méndez</dc:title>
    <meta:creation-date>2016-04-25T20:53:58.220825881</meta:creation-date>
    <dc:date>2016-04-25T21:18:49.891478338</dc:date>
    <meta:editing-cycles>11</meta:editing-cycles>
    <meta:generator>LibreOffice/5.1.2.2$Linux_X86_64 LibreOffice_project/10m0$Build-2</meta:generator>
    <meta:editing-duration>PT24M49S</meta:editing-duration>
    <meta:document-statistic meta:table-count="0" meta:image-count="1" meta:object-count="0" meta:page-count="2" meta:paragraph-count="22" meta:word-count="182" meta:character-count="1145" meta:non-whitespace-character-count="989"/>
    <meta:user-defined meta:name="KSOProductBuildVer">2058-10.1.0.5503</meta:user-defined>
  </office:meta>
</office:document-meta>
</file>